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459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10.763cm"/>
    </style:style>
    <style:style style:name="co4" style:family="table-column">
      <style:table-column-properties fo:break-before="auto" style:column-width="23.78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516cm"/>
    </style:style>
    <style:style style:name="co7" style:family="table-column">
      <style:table-column-properties fo:break-before="auto" style:column-width="4.098cm"/>
    </style:style>
    <style:style style:name="co8" style:family="table-column">
      <style:table-column-properties fo:break-before="auto" style:column-width="5.0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Goo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eutral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9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1" style:family="table-cell" style:parent-style-name="Default">
      <style:table-cell-properties fo:background-color="#cccccc" style:rotation-align="non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23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Check_20_Cell" style:data-style-name="N11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Ba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Goo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Neutral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OCATION &amp; INFO</text:p>
          </table:table-cell>
          <table:table-cell table:style-name="ce22" office:value-type="string" calcext:value-type="string">
            <text:p><text:span text:style-name="T1">No testing required:</text:span> Decompiled directly</text:p>
            <text:p><text:span text:style-name="T1">Testing recommended:</text:span> Minor changes</text:p>
            <text:p><text:span text:style-name="T1">Testing required:</text:span> Major changes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 office:value-type="string" calcext:value-type="string">
            <text:p><text:span text:style-name="T1">Decompiled directly:</text:span> Scripts are exactly the same in both versions</text:p>
          </table:table-cell>
          <table:table-cell table:number-columns-repeated="2"/>
          <table:table-cell table:style-name="ce34"/>
          <table:table-cell table:number-columns-repeated="16377"/>
        </table:table-row>
        <table:table-row table:style-name="ro2">
          <table:table-cell table:style-name="ce16" office:value-type="string" calcext:value-type="string">
            <text:p>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style-name="ce23" office:value-type="string" calcext:value-type="string">
            <text:p><text:span text:style-name="T1">Minor changes:</text:span> Changes that do not affect the functionality of the script (exemple: remove a print function or fix an input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3" office:value-type="string" calcext:value-type="string">
            <text:p><text:span text:style-name="T1">Major changes:</text:span> Changes that heavily affect the functionality of the script (exemple: rewrite or modify part of a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16" office:value-type="string" calcext:value-type="string">
            <text:p>1_02B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<text:span text:style-name="T2">RANDOM THOUGHT:</text:span> It might be usefull, at the end, to compile every script and strip debug info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Then, decompile again and compare with the originals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5" office:value-type="string" calcext:value-type="string">
            <text:p>This might show any differences and remove need for testing files individually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6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9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0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E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supplementa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G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4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5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A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D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8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G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5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_Sig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XM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4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2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chap4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4_G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S1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7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G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6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lgi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lgie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Templ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ad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3D.lua</text:p>
          </table:table-cell>
          <table:table-cell table:style-name="ce20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t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sylu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ditoriu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toShop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ike_G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Patter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o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MXRum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MXTrack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_uti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usGetBik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bleGu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feteria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ann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ePhotograph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valRid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3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4Tran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chap4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5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m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emPla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rryToil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A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Biolog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Che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Ge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usi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lassSho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llectPicku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ryca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owDan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bTra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zyF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etectiveJimm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_Encla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dgeballGa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InYar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EasyDrug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B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reas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Poor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nter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scapi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Li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astFoo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ireAl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raff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FreakSh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un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arag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irl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oKartRac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Clea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_DirThr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uard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Bar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P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ang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eapDataCollec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HomelessHel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sland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anito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mp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nkyar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KissyKissyRefCou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_SpriteManag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awnMow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loth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HU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Mailbox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i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hot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lay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Q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ra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Schoo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ibSocia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gg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adActionTre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cker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Be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Carg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lbox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Ma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Arcad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CarniStri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DunkTan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en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l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Hack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Pick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hootingGall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um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idwa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MissionTest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lee_picku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orton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Observato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_Sn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edUseLoc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Filte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Ta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r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OI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o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ank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ep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Cutsce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Offi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Saying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Punishmen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riOff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Che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Fight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HangingOut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Wand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mentSystemHa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SysMissio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angedpro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Kill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sO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emote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oberto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unMissionLi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–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aveZon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enario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hoolHall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lo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ons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on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scene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.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Fac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Gl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pingRece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Wreak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o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nitG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t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Light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Lves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issP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okeFre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Sta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now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bj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Authorit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uveni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zz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Room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ScriptTrack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a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affRoo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imeCyc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oreTransi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trangeHob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yle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n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3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Poo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Ri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keMeHo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ttoo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B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nemen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nFi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_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Aft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Morn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G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_Post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_SignU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D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J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P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G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S1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7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G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Pass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All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re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voidanc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Objectiv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UpHi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MXTra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A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Dr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Follow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Line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3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4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rIdl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limbLadd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mbat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nversa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v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Girl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He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I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um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L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NPCProj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F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Mov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Tr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tf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Buil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ep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jDetecti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p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umbleRang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afeC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ak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pudCann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eal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oolSitting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ud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Train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alkableMe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ther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Remem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Foot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ullNels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Goka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heChe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Mail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Wid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ewTarg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I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_B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C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I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P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R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at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Gl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c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unis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TargetSwit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Ware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Wrestling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 table:number-rows-repeated="10480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lders" table:style-name="ta2">
        <office:forms form:automatic-focus="false" form:apply-design-mode="false"/>
        <table:table-column table:style-name="co6" table:default-cell-style-name="ce16"/>
        <table:table-column table:style-name="co7" table:default-cell-style-name="ce28"/>
        <table:table-column table:style-name="co8" table:default-cell-style-name="ce31"/>
        <table:table-row table:style-name="ro3">
          <table:table-cell table:style-name="ce15" office:value-type="string" calcext:value-type="string">
            <text:p>FOLDER NAME</text:p>
          </table:table-cell>
          <table:table-cell table:style-name="ce15" office:value-type="string" calcext:value-type="string">
            <text:p>Nº FILES</text:p>
          </table:table-cell>
          <table:table-cell table:style-name="ce15"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[ROOT]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bien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eaScripts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1</text:p>
          </table:table-cell>
          <table:table-cell office:value-type="float" office:value="23" calcext:value-type="float">
            <text:p>23</text:p>
          </table:table-cell>
          <table:table-cell table:style-name="ce3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2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hap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ap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p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p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brar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nish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cnd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Test/Missions</text:p>
          </table:table-cell>
          <table:table-cell office:value-type="float" office:value="94" calcext:value-type="float">
            <text:p>94</text:p>
          </table:table-cell>
          <table:table-cell table:style-name="ce32" office:value-type="float" office:value="94" calcext:value-type="float">
            <text:p>94</text:p>
          </table:table-cell>
        </table:table-row>
        <table:table-row table:style-name="ro4">
          <table:table-cell table:style-name="ce26" office:value-type="string" calcext:value-type="string">
            <text:p>[TOTAL]</text:p>
          </table:table-cell>
          <table:table-cell table:style-name="ce29" table:formula="of:=SUM([.B1:.B17])" office:value-type="float" office:value="515" calcext:value-type="float">
            <text:p>515</text:p>
          </table:table-cell>
          <table:table-cell table:style-name="ce33" table:formula="of:=SUM([.C2:.C17])" office:value-type="float" office:value="225" calcext:value-type="float">
            <text:p>225</text:p>
          </table:table-cell>
        </table:table-row>
        <table:table-row table:style-name="ro5">
          <table:table-cell table:style-name="ce27" office:value-type="string" calcext:value-type="string">
            <text:p>Percent complete:</text:p>
          </table:table-cell>
          <table:table-cell table:style-name="ce30" table:formula="of:=([.C18]/[.B18])" office:value-type="percentage" office:value="0.436893203883495" calcext:value-type="percentage" table:number-columns-spanned="2" table:number-rows-spanned="1">
            <text:p>43,69%</text:p>
          </table:table-cell>
          <table:covered-table-cell table:style-name="Default"/>
        </table:table-row>
        <table:table-row table:style-name="ro6" table:number-rows-repeated="5">
          <table:table-cell table:style-name="Default" table:number-columns-repeated="3"/>
        </table:table-row>
        <table:table-row table:style-name="ro6">
          <table:table-cell table:style-name="Default" table:number-columns-repeated="3"/>
        </table:table-row>
      </table:table>
      <table:named-expressions/>
      <table:database-ranges>
        <table:database-range table:name="Tabela1" table:target-range-address="Overview.A1:Overview.C5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olders.A1:Folders.C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_20_1" style:display-name="Excel Built-in Bad 1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-00-0000</text:date>, <text:time style:data-style-name="N2" text:time-value="09:51:13.614987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</meta:initial-creator>
    <meta:editing-cycles>175</meta:editing-cycles>
    <meta:creation-date>2015-06-05T18:19:34</meta:creation-date>
    <dc:date>2024-11-28T09:52:22.339641751</dc:date>
    <dc:language>pt-PT</dc:language>
    <meta:editing-duration>PT22H2M46S</meta:editing-duration>
    <meta:generator>LibreOffice/24.2.7.2$Linux_X86_64 LibreOffice_project/420$Build-2</meta:generator>
    <meta:print-date>2024-10-11T16:29:35.425676705</meta:print-date>
    <meta:printed-by>PDF files</meta:printed-by>
    <meta:document-statistic meta:table-count="2" meta:cell-count="13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